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break-before="pag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ftware Modelling</text:p>
      <text:p text:style-name="Standard"/>
      <text:p text:style-name="Standard">We build software to solve some kind of problem. Sometimes the problem is concerned with repetition and sometimes with memory. For problems that are too repetitive we tend to think up solutions that involve automation. On the other hand problems involving memory tend to be about storing and searching through lots of data.</text:p>
      <text:p text:style-name="Standard"/>
      <text:p text:style-name="Standard">We then go about attacking the problem either top down by breaking a big problem into smaller chunks, or bottom up by building small things and bringing them together to make bigger things. This has been a fundamental approach to any problem solving process in any industry<text:note text:id="ftn0" text:note-class="footnote"><text:note-citation>1</text:note-citation><text:note-body><text:p text:style-name="Footnote">I assume as I have not been in every industry.</text:p></text:note-body></text:note>. Sometimes we manage to spice things up by adding a dimension of lateral thinking or creative problem solving.</text:p>
      <text:p text:style-name="Standard"/>
      <text:p text:style-name="Standard">If a class of problem is discovered we tend to grow a vocabulary that specialises our general language into a more precise or succinct dialect. It is noticeable in every specialised field. Lawyers, doctors, engineers, scientists all have their own special jargon. The IT industry is renowned for acronyms (that are in turn replacements for all the extra language baggage) that the participants in this world bring to the fray. </text:p>
      <text:p text:style-name="Standard"/>
      <text:p text:style-name="Standard">Why the specialised language? It creates an environment for efficient communication. All branches of engineering extend this communication by adding pictures. Electronics engineers do not just talk about circuits. They draw pictures. These pictures have over time evolved into formal diagrams with specific meanings to various symbols. Software has even been written that can take these diagrams to the next level – where the equations that model the system are automatically generated. These diagrams ultimately lead to other diagrams that indicate physical layout of a circuit to be ready for manufacturing<text:note text:id="ftn1" text:note-class="footnote"><text:note-citation>2</text:note-citation><text:note-body><text:p text:style-name="Footnote">Of course - there is a lot more detail to this than I understand.</text:p></text:note-body></text:note>.</text:p>
      <text:p text:style-name="Standard"/>
      <text:p text:style-name="Standard">This engineering practise is very wide spread – where models are built (as in the diagram), and then prototyped (maybe breadboarded in some way – or purely tested in a software simulator) and finally converted into actual product. </text:p>
      <text:p text:style-name="Standard"/>
      <text:p text:style-name="Standard">As humans we think in terms of models at various levels of abstraction. When the detail is not important it is easy to think of a car as something that needs fuel to run. Other times we have to consider a more detailed model of an engine that is fed with this fuel by injection or by carburettor. The actual details of how these work might not be important. Notice as well that the current discussion completely ignores the fact that cars have an electrical system. Putting more detail into the model moves it closer to a real car. Moving it from being just a concept to being buildable. Changing a sketch into a plan.</text:p>
      <text:p text:style-name="Standard"/>
      <text:p text:style-name="Standard">All this retoric is to show that these jumps through levels of abstraction are natural. Software development has also evolved various means of conceptualising. There is often heated debate as to how much design is needed before jumping in and building. Much is said about analysis paralysis. As much is said about spagetti by design. I do not expect this situation to change much in my lifetime – but I do believe that modelling has its place. Sometimes it is necessary to be able to formally discuss a model and then to formally code and review that code.</text:p>
      <text:p text:style-name="Standard"/>
      <text:p text:style-name="Standard">Many developers who are apposed to modelling become much less apposed as they understand what the models mean. This is the plan going forward. I plan to discuss various modelling methods from UML diagrams through to pattern languages. As I learn I will blog some more. </text:p>
      <text:p text:style-name="Standard"/>
      <text:p text:style-name="Standard">As with most developers I am uncomfortable with modelling purely for the sake of modelling. I use models initially while solidifying a design. I drop them as soon as the only thing that will support the level of detail required can only be done so with code. Too often – teams start out with the great intention of building models that, like documentation, is difficult to keep in sync with the source code. Soon the usefulness of the models degrades to the point that they are better ignored. This is because most models we understand as developers are mere vestiges. To make models meaningful they must be closer to the reality of code building. The industry has been hard at work with the next category of modelling – i.e. executable models. These can found in the form of “Model to Code” solutions or “Domain Specific Languages” or “Executable UML”. <text:s/></text:p>
      <text:p text:style-name="Standard"/>
      <text:p text:style-name="Standard">This is where I intend to focus. These models have the ability to bring something else to the general software experience that often becomes more difficult as the complexity of the solution increases – repeatable simulation. This combination of higher level modelling with synchronised detailed code and repeatable simulation has the promise to improve software quality. So naturally I want to learn more...</text:p>
      <text:p text:style-name="Standard"/>
      <text:p text:style-name="Standard"/>
      <text:p text:style-name="P1">Defining Behaviour</text:p>
      <text:p text:style-name="Standard"/>
      <text:p text:style-name="Standard">As developers the power is ours as to how to structure the basic building blocks of a piece of software. What we do not do however, is decide what behaviour is expected of the software. It is therefore clear that the better we can specify the expected behaviour – the more likely we could build a workable solu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6-02T17:49:28</meta:creation-date>
    <dc:date>2006-06-05T00:28:57</dc:date>
    <dc:language>en-GB</dc:language>
    <meta:editing-cycles>431</meta:editing-cycles>
    <meta:editing-duration>P2DT6H39M42S</meta:editing-duration>
    <meta:user-defined meta:name="Info 1"/>
    <meta:user-defined meta:name="Info 2"/>
    <meta:user-defined meta:name="Info 3"/>
    <meta:user-defined meta:name="Info 4"/>
    <meta:document-statistic meta:table-count="0" meta:image-count="0" meta:object-count="0" meta:page-count="3" meta:paragraph-count="15" meta:word-count="865" meta:character-count="5144"/>
  </office:meta>
</office:document-meta>
</file>